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06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7.60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Delete&quot;;&quot;Update&quot;;&quot;Create&quot;)" table:allow-empty-cell="true" table:display-list="unsorted" table:base-cell-address="Org_Units.A1048576">
          <table:error-message table:message-type="stop" table:display="true"/>
        </table:content-validation>
        <table:content-validation table:name="val2" table:condition="of:cell-content-is-in-list(&quot;Delete&quot;;&quot;Update&quot;;&quot;Create&quot;)" table:allow-empty-cell="true" table:display-list="unsorted" table:base-cell-address="Org_Unit_TL.A1048576">
          <table:error-message table:message-type="stop" table:display="true"/>
        </table:content-validation>
        <table:content-validation table:name="val3" table:condition="of:cell-content-is-in-list(&quot;English&quot;;&quot;Hungarian&quot;;&quot;Chinese-Traditional&quot;;&quot;Portuguese-Brazil&quot;;&quot;Arabic&quot;;&quot;Croatian&quot;;&quot;Czech&quot;;&quot;Danish&quot;;&quot;Dutch&quot;;&quot;Finnish&quot;;&quot;German&quot;;&quot;Greek&quot;;&quot;Hebrew&quot;;&quot;Italian&quot;;&quot;Lithuanian&quot;;&quot;Norwegian&quot;;&quot;Polish&quot;;&quot;Romanian&quot;;&quot;Slovak&quot;;&quot;French&quot;;&quot;Slovenian&quot;;&quot;Swedish&quot;;&quot;Thai&quot;;&quot;Albanian&quot;;&quot;Latin Bosnian&quot;;&quot;Bulgarian&quot;;&quot;Estonian&quot;;&quot;Latvian&quot;;&quot;Cyrillic Serbian&quot;;&quot;Spanish&quot;;&quot;Japanese&quot;;&quot;Korean&quot;;&quot;Russian&quot;;&quot;Chinese-Simplified&quot;;&quot;Turkish&quot;)" table:allow-empty-cell="true" table:display-list="unsorted" table:base-cell-address="Org_Unit_TL.C1048576">
          <table:error-message table:message-type="stop" table:display="true"/>
        </table:content-validation>
      </table:content-validations>
      <table:table table:name="Org_Unit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Set of books Id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table:content-validation-name="val1" office:value-type="string">
            <text:p>Create</text:p>
          </table:table-cell>
          <table:table-cell office:value-type="float" office:value="20001">
            <text:p>20001</text:p>
          </table:table-cell>
          <table:table-cell office:value-type="string">
            <text:p>300000000000001</text:p>
          </table:table-cell>
          <table:table-cell office:value-type="string">
            <text:p>Test Org Unit</text:p>
          </table:table-cell>
        </table:table-row>
        <table:table-row table:style-name="ro1" table:number-rows-repeated="9983">
          <table:table-cell table:content-validation-name="val1"/>
          <table:table-cell table:number-columns-repeated="3"/>
        </table:table-row>
        <table:table-row table:style-name="ro1">
          <table:table-cell table:content-validation-name="val1"/>
          <table:table-cell table:number-columns-repeated="3"/>
        </table:table-row>
      </table:table>
      <table:table table:name="Org_Unit_TL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Action</text:p>
          </table:table-cell>
          <table:table-cell table:style-name="ce1" office:value-type="string">
            <text:p>Organization unit id</text:p>
          </table:table-cell>
          <table:table-cell table:style-name="ce1" office:value-type="string">
            <text:p>Language</text:p>
          </table:table-cell>
          <table:table-cell table:style-name="ce1" office:value-type="string">
            <text:p>Description</text:p>
          </table:table-cell>
        </table:table-row>
        <table:table-row table:style-name="ro1" table:number-rows-repeated="10000">
          <table:table-cell table:content-validation-name="val2"/>
          <table:table-cell/>
          <table:table-cell table:content-validation-name="val3"/>
          <table:table-cell/>
        </table:table-row>
        <table:table-row table:style-name="ro1">
          <table:table-cell table:content-validation-name="val2"/>
          <table:table-cell/>
          <table:table-cell table:content-validation-name="val3"/>
          <table:table-cell/>
        </table:table-row>
      </table:table>
      <table:database-ranges>
        <table:database-range table:target-range-address="Org_Units.B1:Org_Units.B10485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9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2">22-10-2020</text:date>, <text:time>21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2:22:20.77</meta:creation-date>
    <meta:generator>OpenOffice/4.1.7$Win32 OpenOffice.org_project/417m1$Build-9800</meta:generator>
    <meta:editing-duration>PT3H38S</meta:editing-duration>
    <meta:editing-cycles>5</meta:editing-cycles>
    <meta:initial-creator>user user</meta:initial-creator>
    <dc:date>2020-10-22T21:29:45.74</dc:date>
    <dc:creator>Camila Brandão</dc:creator>
    <meta:document-statistic meta:table-count="2" meta:cell-count="12" meta:object-count="0"/>
  </office:meta>
</office:document-meta>
</file>